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9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size="10.5pt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0%|██████████| 9326/9326 [1:57:40&lt;00:00, <text:s/>1.32it/s]</text:p>
      <text:p text:style-name="P3">100%|██████████| 1036/1036 [04:10&lt;00:00, <text:s/>4.50it/s]</text:p>
      <text:p text:style-name="P4"><text:s text:c="2"/><text:span text:style-name="T1">0%| <text:s text:c="9"/>| 0/9326 [00:00&lt;?, ?it/s]</text:span></text:p>
      <text:p text:style-name="P2"/>
      <text:p text:style-name="P4"><text:s/><text:span text:style-name="T1">Epoch 1:</text:span></text:p>
      <text:p text:style-name="P4"><text:s text:c="9"/><text:span text:style-name="T1">Train Loss: 0.199 | Train Accuracy: 95.06%</text:span></text:p>
      <text:p text:style-name="P4"><text:s text:c="9"/><text:span text:style-name="T1">Validation Loss: 0.19 | Validation Accuracy: 95.29%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54:03.531430208</meta:creation-date>
    <dc:date>2020-02-19T22:02:20.519745520</dc:date>
    <meta:editing-duration>PT7H30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9" meta:character-count="264" meta:non-whitespace-character-count="209"/>
  </office:meta>
</office:document-meta>
</file>